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9pt" fo:font-weight="bold" officeooo:rsid="000c7017" officeooo:paragraph-rsid="000c7017" style:font-size-asian="9pt" style:font-weight-asian="bold" style:font-size-complex="9pt" style:font-weight-complex="bold"/>
    </style:style>
    <style:style style:name="P2" style:family="paragraph" style:parent-style-name="Preformatted_20_Text">
      <style:text-properties fo:font-size="9pt" fo:font-weight="bold" officeooo:rsid="000c7017" officeooo:paragraph-rsid="000e57c6" style:font-size-asian="9pt" style:font-weight-asian="bold" style:font-size-complex="9pt" style:font-weight-complex="bold"/>
    </style:style>
    <style:style style:name="P3" style:family="paragraph" style:parent-style-name="Preformatted_20_Text">
      <style:text-properties fo:font-size="9pt" fo:font-weight="bold" officeooo:rsid="000c7017" officeooo:paragraph-rsid="000f94d8" style:font-size-asian="9pt" style:font-weight-asian="bold" style:font-size-complex="9pt" style:font-weight-complex="bold"/>
    </style:style>
    <style:style style:name="P4" style:family="paragraph" style:parent-style-name="Preformatted_20_Text">
      <style:text-properties fo:font-size="9pt" fo:font-weight="bold" officeooo:rsid="000c7017" officeooo:paragraph-rsid="001594ed" style:font-size-asian="9pt" style:font-weight-asian="bold" style:font-size-complex="9pt" style:font-weight-complex="bold"/>
    </style:style>
    <style:style style:name="P5" style:family="paragraph" style:parent-style-name="Preformatted_20_Text">
      <style:text-properties fo:font-size="9pt" fo:font-weight="bold" officeooo:rsid="000c7017" officeooo:paragraph-rsid="001767a6" style:font-size-asian="9pt" style:font-weight-asian="bold" style:font-size-complex="9pt" style:font-weight-complex="bold"/>
    </style:style>
    <style:style style:name="P6" style:family="paragraph" style:parent-style-name="Preformatted_20_Text">
      <style:text-properties fo:font-size="9pt" fo:font-weight="bold" officeooo:rsid="000c7017" officeooo:paragraph-rsid="0018326f" style:font-size-asian="9pt" style:font-weight-asian="bold" style:font-size-complex="9pt" style:font-weight-complex="bold"/>
    </style:style>
    <style:style style:name="P7" style:family="paragraph" style:parent-style-name="Preformatted_20_Text">
      <style:text-properties fo:font-size="9pt" fo:font-weight="bold" officeooo:rsid="000c7017" officeooo:paragraph-rsid="001a5cff" style:font-size-asian="9pt" style:font-weight-asian="bold" style:font-size-complex="9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font-size="9pt" fo:font-weight="normal" officeooo:rsid="000c7017" officeooo:paragraph-rsid="00117084" style:font-size-asian="9pt" style:font-weight-asian="normal" style:font-size-complex="9pt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fo:font-size="36pt" fo:font-weight="bold" officeooo:rsid="000c7017" officeooo:paragraph-rsid="00117084" style:font-size-asian="36pt" style:font-weight-asian="bold" style:font-size-complex="36pt" style:font-weight-complex="bold"/>
    </style:style>
    <style:style style:name="T1" style:family="text">
      <style:text-properties fo:font-size="8.39999961853027pt" style:font-size-asian="8.39999961853027pt" style:font-size-complex="8.39999961853027pt"/>
    </style:style>
    <style:style style:name="T2" style:family="text">
      <style:text-properties officeooo:rsid="000f94d8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d78fd" style:font-size-asian="16pt" style:font-size-complex="16pt"/>
    </style:style>
    <style:style style:name="T5" style:family="text">
      <style:text-properties officeooo:rsid="001767a6"/>
    </style:style>
    <style:style style:name="T6" style:family="text">
      <style:text-properties officeooo:rsid="0018326f"/>
    </style:style>
    <style:style style:name="T7" style:family="text">
      <style:text-properties officeooo:rsid="0019da45"/>
    </style:style>
    <style:style style:name="T8" style:family="text">
      <style:text-properties officeooo:rsid="001a5cff"/>
    </style:style>
    <style:style style:name="T9" style:family="text">
      <style:text-properties officeooo:rsid="001e54ea"/>
    </style:style>
    <style:style style:name="T10" style:family="text">
      <style:text-properties officeooo:rsid="00235b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IC32-HMZ144_Rev_D</text:p>
      <text:p text:style-name="P8"><text:span text:style-name="T4">18</text:span><text:span text:style-name="T3">.1</text:span><text:span text:style-name="T4">1</text:span><text:span text:style-name="T3">.201</text:span><text:span text:style-name="T4">9</text:span> </text:p>
      <text:p text:style-name="P1"/>
      <text:p text:style-name="P1"/>
      <text:p text:style-name="P1">Qty Value <text:s text:c="43"/>Device <text:s text:c="12"/><text:tab/><text:tab/>Parts <text:s text:c="75"/></text:p>
      <text:p text:style-name="P3">2 <text:s text:c="2"/>0R(Board_Mounted) <text:s text:c="31"/>R0603 <text:s text:c="8"/><text:tab/><text:tab/>R10, R12 <text:s text:c="72"/></text:p>
      <text:p text:style-name="P5">1 <text:s text:c="2"/><text:span text:style-name="T5">0R</text:span>/<text:span text:style-name="T5">R0603 </text:span><text:s text:c="40"/>R0603 <text:s text:c="8"/><text:tab/><text:tab/>R37</text:p>
      <text:p text:style-name="P1">1 <text:s text:c="2"/>1.1k/1% <text:s text:c="41"/>R0603<text:tab/><text:tab/><text:tab/><text:tab/>R33 <text:s text:c="77"/></text:p>
      <text:p text:style-name="P1">1 <text:s text:c="2"/>1M/1% <text:s text:c="43"/>R0603 <text:s text:c="8"/><text:tab/><text:tab/>R9 <text:s text:c="73"/></text:p>
      <text:p text:style-name="P1">1 <text:s text:c="2"/>1N5819(S4SOD-123) <text:s text:c="31"/>SOD-123<text:tab/><text:tab/><text:tab/>D1 <text:s text:c="78"/></text:p>
      <text:p text:style-name="P2">2 <text:s text:c="2"/>1N5819(SS14) <text:s text:c="36"/>SS14 <text:s text:c="10"/><text:tab/><text:tab/>D2, D3 <text:s text:c="74"/></text:p>
      <text:p text:style-name="P1">3 <text:s text:c="2"/>1k <text:s text:c="46"/>R0603 <text:s text:c="8"/><text:tab/><text:tab/>R3, R22, R27 <text:s text:c="68"/></text:p>
      <text:p text:style-name="P1">2 <text:s text:c="2"/>2.2k <text:s text:c="44"/>R0603 <text:s text:c="8"/><text:tab/><text:tab/>R13, R15 <text:s text:c="72"/></text:p>
      <text:p text:style-name="P1">1 <text:s text:c="2"/>2.2uH/1.5A/DCR&lt;0.1R/CD32 <text:s text:c="24"/>CD32 <text:s text:c="12"/><text:tab/><text:tab/>L4 <text:s text:c="78"/></text:p>
      <text:p text:style-name="P1">1 <text:s text:c="2"/>3M <text:s text:c="46"/>R0603 <text:s text:c="8"/><text:tab/><text:tab/>R8 <text:s text:c="78"/></text:p>
      <text:p text:style-name="P1">1 <text:s text:c="2"/>4.99k/1% <text:s text:c="40"/>R0603<text:tab/> <text:s text:c="6"/><text:tab/><text:tab/>R32 <text:s text:c="77"/></text:p>
      <text:p text:style-name="P1">4 <text:s text:c="2"/>10k <text:s text:c="45"/>R0603 <text:s text:c="8"/><text:tab/><text:tab/>R4, R21, R24, R25 <text:s text:c="63"/></text:p>
      <text:p text:style-name="P1">2 <text:s text:c="2"/>10nF <text:s text:c="44"/>C0603 <text:s text:c="9"/><text:tab/><text:tab/>C8, C15 <text:s text:c="73"/></text:p>
      <text:p text:style-name="P1">5 <text:s text:c="2"/>10uF/6.3V <text:s text:c="39"/>C0603 <text:s text:c="9"/><text:tab/><text:tab/><text:span text:style-name="T1">C7, C13, C16, C17, C25</text:span> <text:s text:c="58"/></text:p>
      <text:p text:style-name="P1">1 <text:s text:c="2"/>13k/1% <text:s text:c="42"/>R0603 <text:s text:c="8"/><text:tab/><text:tab/>R6 <text:s text:c="78"/></text:p>
      <text:p text:style-name="P1">1 <text:s text:c="2"/>15k <text:s text:c="45"/>R0603 <text:s text:c="8"/><text:tab/><text:tab/>R11 <text:s text:c="77"/></text:p>
      <text:p text:style-name="P4">9 <text:s text:c="2"/>22uF/6.3V <text:s text:c="39"/>C0603 <text:s text:c="9"/><text:tab/><text:tab/>C1, C2, C3, C4, C6, C12, C14, C33, C34</text:p>
      <text:p text:style-name="P4">2 <text:s text:c="2"/>20pF<text:tab/> <text:s text:c="39"/>C0603 <text:s text:c="9"/><text:tab/><text:tab/>C29, C32 <text:s text:c="42"/></text:p>
      <text:p text:style-name="P1">1 <text:s text:c="2"/>27pF <text:s text:c="44"/>C0603 <text:s text:c="9"/><text:tab/><text:tab/>C37 <text:s text:c="77"/></text:p>
      <text:p text:style-name="P1">3 <text:s text:c="2"/>47k <text:s text:c="45"/>R0603 <text:s text:c="8"/><text:tab/><text:tab/>R2, R14, R16 <text:s text:c="68"/></text:p>
      <text:p text:style-name="P1">3 <text:s text:c="2"/>100k <text:s text:c="44"/>R0603 <text:s text:c="8"/><text:tab/><text:tab/>R5, R7, R23 <text:s text:c="69"/></text:p>
      <text:p text:style-name="P1">1<text:span text:style-name="T8">6</text:span> <text:s/>100nF <text:s text:c="43"/>C0603 <text:s text:c="9"/><text:tab/><text:tab/>C5, C9, C10, C11, C18, C19, C20, C21, C22, C23, C24, C26, C27, C28, C35, C38 <text:tab/></text:p>
      <text:p text:style-name="P1">4 <text:s text:c="2"/>330R <text:s text:c="44"/>R0603 <text:s text:c="8"/><text:tab/><text:tab/>R1, R26, R28, R29 <text:s text:c="63"/></text:p>
      <text:p text:style-name="P1">1 <text:s text:c="2"/>DW02R <text:s text:c="43"/>DW02R <text:s text:c="9"/><text:tab/><text:tab/>3.7V-LI_BAT <text:s text:c="147"/></text:p>
      <text:p text:style-name="P1">4 <text:s text:c="2"/>FB0805/600R/2A <text:s text:c="34"/>L0805 <text:s text:c="9"/><text:tab/><text:tab/>FB1, L1, L2, L3 <text:s text:c="133"/></text:p>
      <text:p text:style-name="P1">1 <text:s text:c="2"/>GBH-254-SMT-10 <text:s text:c="34"/>GBH-254-SMT-10 <text:s text:c="4"/><text:tab/><text:tab/>UEXT <text:s text:c="76"/></text:p>
      <text:p text:style-name="P1">1 <text:s text:c="2"/>32.768KHZ/2<text:span text:style-name="T9">0ppm</text:span>/3.3V/3.20X2.50X1.00MM <text:tab/><text:tab/>KK3270046 <text:s text:c="2"/><text:tab/><text:tab/><text:tab/>CD2 <text:s text:c="77"/></text:p>
      <text:p text:style-name="P1">1 <text:s text:c="2"/>LED/GREEN/0603 <text:s text:c="34"/>LED-0603 <text:s text:c="10"/><text:tab/><text:tab/>LED1 <text:s text:c="76"/></text:p>
      <text:p text:style-name="P1">1 <text:s text:c="2"/>LED/RED/0603 <text:s text:c="36"/>LED-0603 <text:s text:c="10"/><text:tab/><text:tab/>PWR_LED <text:s text:c="73"/></text:p>
      <text:p text:style-name="P1">1 <text:s text:c="2"/>MCP73812T-420I/OT <text:s text:c="31"/>SOT-23-5<text:tab/><text:tab/><text:tab/>U2 <text:s text:c="78"/></text:p>
      <text:p text:style-name="P1">2 <text:s text:c="2"/>NA <text:s text:c="46"/>FE25-2FEMALE <text:s text:c="6"/><text:tab/><text:tab/>EXT1, EXT2 <text:s text:c="70"/></text:p>
      <text:p text:style-name="P6">7 <text:s text:c="2"/>NA <text:s text:c="46"/>R0603 <text:s text:c="8"/><text:tab/><text:tab/>R17, R18, R19, R20, R31, R34, R35 </text:p>
      <text:p text:style-name="P6">1 <text:s text:c="2"/><text:span text:style-name="T7">NA(</text:span>F535L-24(24MHz/50ppm/3.3V/5.00x3.20mm)<text:span text:style-name="T6">)</text:span> <text:s text:c="6"/>5032_4P <text:s text:c="11"/><text:tab/><text:tab/>CD1 <text:s text:c="46"/></text:p>
      <text:p text:style-name="P1">1 <text:s text:c="2"/>NA(1M/1%) <text:s text:c="39"/>R0603 <text:s text:c="8"/><text:tab/><text:tab/>R30 <text:s text:c="155"/></text:p>
      <text:p text:style-name="P1">1 <text:s text:c="2"/>NA(10k) <text:s text:c="41"/>R0603 <text:s text:c="8"/><text:tab/><text:tab/>R36 <text:s text:c="77"/></text:p>
      <text:p text:style-name="P1">2 <text:s text:c="2"/>NA(10pF) <text:s text:c="40"/>C0603 <text:s text:c="9"/><text:tab/><text:tab/>C30, C31 <text:s text:c="145"/></text:p>
      <text:p text:style-name="P7">1 <text:s text:c="2"/>NA(100nF) <text:s text:c="39"/>C0603 <text:s text:c="9"/><text:tab/><text:tab/>C36, <text:span text:style-name="T8">C39</text:span> <text:s text:c="76"/></text:p>
      <text:p text:style-name="P1">1 <text:s text:c="2"/>NA(AP431SA) <text:s text:c="37"/><text:span text:style-name="T2">SOT23</text:span> <text:s text:c="10"/><text:tab/><text:tab/>SR1 <text:s text:c="77"/></text:p>
      <text:p text:style-name="P1">1 <text:s text:c="2"/>NA(HN1X6) <text:s text:c="39"/>HN1X6 <text:s text:c="9"/><text:tab/><text:tab/>JTAG <text:s text:c="76"/></text:p>
      <text:p text:style-name="P1">1 <text:s text:c="2"/>NA(MC-306_32.768KHz/6pF) <text:s text:c="24"/>MC-306 <text:s text:c="12"/><text:tab/><text:tab/>Q2 <text:s text:c="78"/></text:p>
      <text:p text:style-name="P2">1 <text:s text:c="2"/>Q24MHz/HC-49S/SMD/20pF/20ppm<text:tab/><text:tab/> <text:s text:c="13"/>HC-49S <text:s text:c="12"/><text:tab/>Q1 <text:s text:c="78"/></text:p>
      <text:p text:style-name="P1">1 <text:s text:c="2"/>PIC32MZ2048EFG144-I/PH <text:s text:c="26"/>PIC32MZ2048ECG144-I/PH <text:s text:c="3"/>U1 <text:s text:c="78"/></text:p>
      <text:p text:style-name="P1">1 <text:s text:c="2"/>RA1206_(4X0603)-100k <text:s text:c="28"/>R_MATRIX_4E <text:s text:c="14"/>RM1 <text:s text:c="77"/></text:p>
      <text:p text:style-name="P1">1 <text:s text:c="2"/>SY6280 <text:s text:c="42"/>SY6280 <text:s text:c="19"/>U3 <text:s text:c="76"/></text:p>
      <text:p text:style-name="P1">1 <text:s text:c="2"/>SY8089AAAC(SOT23-5) <text:s text:c="29"/>SY8008 <text:s text:c="19"/>U4 <text:s text:c="78"/></text:p>
      <text:p text:style-name="P1">2 <text:s text:c="2"/>T1107A(6X3,8X2,5MM) <text:s text:c="29"/>6X3,8X2,5MM<text:tab/><text:tab/><text:tab/>BUT, RST <text:s text:c="72"/></text:p>
      <text:p text:style-name="P1">1 <text:s text:c="2"/>TESTPAD3 <text:s text:c="40"/>TESTPAD3 <text:s text:c="17"/>GND_PIN <text:s text:c="73"/></text:p>
      <text:p text:style-name="P1">1 <text:s text:c="2"/>TFC-9P-1.<text:span text:style-name="T10">7</text:span>H(ATFFS150A01BR016) <text:s text:c="19"/>TFC-9P-1.<text:span text:style-name="T10">7</text:span>H<text:tab/><text:tab/><text:tab/>MICRO-SD <text:s text:c="72"/></text:p>
      <text:p text:style-name="P1">1 <text:s text:c="2"/>USB-OTG <text:s text:c="41"/>MINI_USB9 <text:s text:c="16"/>USB <text:s text:c="77"/></text:p>
      <text:p text:style-name="P3">1 <text:s text:c="2"/>WF6S <text:s text:c="44"/>WF6S<text:tab/><text:tab/><text:tab/><text:tab/>ICSP <text:s text:c="76"/></text:p>
      <text:p text:style-name="P3">1 <text:s text:c="2"/>WPM2015-3/TR(SOT23-3) <text:s text:c="27"/>SOT23-<text:span text:style-name="T2">3<text:tab/><text:tab/><text:tab/></text:span>FET1 <text:s text:c="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6:37:07.805760854</dc:date>
    <meta:editing-duration>PT1H5M6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54" meta:word-count="267" meta:character-count="7951" meta:non-whitespace-character-count="1393"/>
  </office:meta>
</office:document-meta>
</file>